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9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MO Malt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erva Reef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tly Is</text:p>
          </table:table-cell>
          <table:table-cell office:value-type="string" calcext:value-type="string">
            <text:p>As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M0, XV9, 1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alega &amp; St Brandon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B7, 3B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B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driguez I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B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obon Is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C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way Reef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D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D2, 3DN-3D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uma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D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D6, 3DA-3D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V, 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W, X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vet</text:p>
          </table:table-cell>
          <table:table-cell office:value-type="string" calcext:value-type="string">
            <text:p>Af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 I</text:p>
          </table:table-cell>
          <table:table-cell office:value-type="string" calcext:value-type="string">
            <text:p>An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s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D, 4J-4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s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F, 4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U3, YU6, 4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P-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U Genev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 HQ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or Leste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men Arab Rep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X, 4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Af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B, C4, H2, 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H-5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N-5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R-5S, 6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Y-5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V-6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O, VS9A, VS9P, VS9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R, 7T-7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As, Af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Arabia/Iraq NZ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Z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wait/S Arabia NZ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K3, 8Z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I-9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Malaysia</text:p>
          </table:table-cell>
          <table:table-cell office:value-type="string" calcext:value-type="string">
            <text:p>As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M4, 9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Malaysia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M8, 9M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As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 Rep Congo (Zaire)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O-9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r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nda-Urundi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U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As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V, S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nidad &amp; Tobago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Y-9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u Ail, Jabal at Tair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2_A, A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O, A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bet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P-6S, AP-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borough Reef</text:p>
          </table:table-cell>
          <table:table-cell office:value-type="string" calcext:value-type="string">
            <text:p>A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S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M-BQ, BU, BW, BX, B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tas Is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Q9, BV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33, 42-44</text:p>
          </table:table-cell>
          <table:table-cell office:value-type="string" calcext:value-type="string">
            <text:p>23, 24</text:p>
          </table:table-cell>
          <table:table-cell office:value-type="string" calcext:value-type="string">
            <text:p>3H-3U, BA-BZ, VR, X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8-C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churia</text:p>
          </table:table-cell>
          <table:table-cell office:value-type="string" calcext:value-type="string">
            <text:p>As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14, 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G, CA-CE, XQ-X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Felix</text:p>
          </table:table-cell>
          <table:table-cell office:value-type="string" calcext:value-type="string">
            <text:p>S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0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er Is</text:p>
          </table:table-cell>
          <table:table-cell office:value-type="string" calcext:value-type="string">
            <text:p>SA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0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Fernandez</text:p>
          </table:table-cell>
          <table:table-cell office:value-type="string" calcext:value-type="string">
            <text:p>S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0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67, 69-74</text:p>
          </table:table-cell>
          <table:table-cell office:value-type="string" calcext:value-type="string">
            <text:p>12, 13, 29, 30, 32, 38, 39</text:p>
          </table:table-cell>
          <table:table-cell office:value-type="string" calcext:value-type="string">
            <text:p>3Y, 4K1, 8J1, AT0, DP0, FT_Y, KC4, LU_Z, OR4, R1AN, VK0, VP8, ZL5, ZS7, ZX0, CE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C-5G, C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ier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N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-CM, CO, 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12, 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ao, Diu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a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uguese Timor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Eu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Q-CU, 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eira Is</text:p>
          </table:table-cell>
          <table:table-cell office:value-type="string" calcext:value-type="string">
            <text:p>Af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ores</text:p>
          </table:table-cell>
          <table:table-cell office:value-type="string" calcext:value-type="string">
            <text:p>Eu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S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V-C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le Is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Paul Is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2-D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-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Oc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D-4I, DU-D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T2, 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stine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ook Is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62, 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K1, 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 Cook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K1, E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nia-Hercegovin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9, E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u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-AO, EA-E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earic Is</text:p>
          </table:table-cell>
          <table:table-cell office:value-type="string" calcext:value-type="string">
            <text:p>Eu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A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ry Is</text:p>
          </table:table-cell>
          <table:table-cell office:value-type="string" calcext:value-type="string">
            <text:p>Af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A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uta &amp; Melilla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A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ni</text:p>
          </table:table-cell>
          <table:table-cell office:value-type="string" calcext:value-type="string">
            <text:p>Af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A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I-E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s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G, 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L-5M, 6Z, A8, D5, 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s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B-9D, EP-E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O, 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R, 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E-9F, 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C, EU-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30, 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M, 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A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A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H, E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, T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ch W Afric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-TQ, F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X, F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B8, F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 Indo China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I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Barthelemy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, F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erfield Is</text:p>
          </table:table-cell>
          <table:table-cell office:value-type="string" calcext:value-type="string">
            <text:p>Oc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X, 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X, F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, F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ch India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X, 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X, FO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pperton Is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X, FO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quesas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X, FO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Pierre &amp; Miquelon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X, F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 Equatorial Afric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47, 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Q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O, 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Martin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, 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rioso I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_G, 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de Nova, Europa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T_E, FR_J, 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elin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_T, 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zet</text:p>
          </table:table-cell>
          <table:table-cell office:value-type="string" calcext:value-type="string">
            <text:p>Af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X, FT_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guelen Is</text:p>
          </table:table-cell>
          <table:table-cell office:value-type="string" calcext:value-type="string">
            <text:p>Af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X, FT_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sterdam &amp; St Paul Is</text:p>
          </table:table-cell>
          <table:table-cell office:value-type="string" calcext:value-type="string">
            <text:p>Af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X, FZ_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is &amp; Futuna Is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X, F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, F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A-2Z, GA-GZ, MA-MZ, 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D, GT, MD, MT, G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Ireland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I, GN, MI, MN, 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J, GH, MJ, MH, G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land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M, GS, GZ, MM, MS, MZ, 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U, GP, MU, MP, 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W, GC, MW, MC, G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mon Is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H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otu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 H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 HA, H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B, 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B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-H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pagos Is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V, H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ican Rep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J-5K, HJ-H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pelo Is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Andres &amp; Providenci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o Nuevo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rana Bnk, Roncador Cay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P3, KS4, H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 Korea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K-6N, DS-DT, D7-D9, H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E-3F, HO-HP, H3, H8-H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Q-H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2, 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tican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Z, HZ, 7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Eu, Af</text:p>
          </table:table-cell>
          <table:table-cell office:value-type="string" calcext:value-type="string">
            <text:p>28, 37</text:p>
          </table:table-cell>
          <table:table-cell office:value-type="string" calcext:value-type="string">
            <text:p>15, 33</text:p>
          </table:table-cell>
          <table:table-cell office:value-type="string" calcext:value-type="string">
            <text:p>IA-I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este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al Somaliland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i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Luci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Vincent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J-7N, 8J-8N, JA-JC, JE-J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ami Torishima</text:p>
          </table:table-cell>
          <table:table-cell office:value-type="string" calcext:value-type="string">
            <text:p>Oc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asawara</text:p>
          </table:table-cell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ino Tori-shima</text:p>
          </table:table-cell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J1, JD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32, 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T-J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albard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 Mayen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h New Guinea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Z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6-08</text:p>
          </table:table-cell>
          <table:table-cell office:value-type="string" calcext:value-type="string">
            <text:p>03-05</text:p>
          </table:table-cell>
          <table:table-cell office:value-type="string" calcext:value-type="string">
            <text:p>AA-AL, KA-KZ, NA-NZ, WA-WZ, K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uantanamo Bay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G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na Is</text:p>
          </table:table-cell>
          <table:table-cell office:value-type="string" calcext:value-type="string">
            <text:p>Oc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H0, NH0, WH0, KH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ker &amp; Howland Is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H1, NH1, WH1, KH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Oc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H2, NH2, WH2, KH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ston Is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H3, NH3, WH3, KH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way Is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H4, NH4, WH4, KH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myra, Jarvis Is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61, 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H5, NH5, WH5, KH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man Reef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H5K, NH5K, WH5K, KH5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H6, NH6, WH6, AH7, KH7, NH7, WH7, KH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e Is</text:p>
          </table:table-cell>
          <table:table-cell office:value-type="string" calcext:value-type="string">
            <text:p>Oc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H7K, NH7K, WH7K, KH7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 Samoa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H8, NH8, WH8, KH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in's Island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H8S, NH8S, WH8S, KH8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 Is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H9, NH9, WH9, KH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, 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, NL, WL, K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assa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P1, WP1, KP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gin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P2, WP2, KP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P3, NP3, WP3, NP4, WP4, K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cheo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P5, WP5, KP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inawa (Ryukyu)</text:p>
          </table:table-cell>
          <table:table-cell office:value-type="string" calcext:value-type="string">
            <text:p>As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R8, JR6, KA6, KR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K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 KZ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LA-L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14, 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Y-AZ, LO-LW, L2-L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, 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T, OA-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F-O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nd Is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H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t Reef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J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-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-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5, 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P, 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oe Is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W, 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P-5Q, OU-OZ, X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ua Terr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K9, P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 New Guinea</text:p>
          </table:table-cell>
          <table:table-cell office:value-type="string" calcext:value-type="string">
            <text:p>Oc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K9, P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Korea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M, P5-P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Eu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-P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J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h Antilles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J4, PJ9, PJ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aire</text:p>
          </table:table-cell>
          <table:table-cell office:value-type="string" calcext:value-type="string">
            <text:p>S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J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a &amp; St Eustatiu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J6, PJ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Maarten, Saba, St Eu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J6-PJ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Maarten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J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K1, PK2, PK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atra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K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herlands Borneo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K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ebe &amp; Molucca Is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K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12, 13, 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P-PY, ZV-Z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ando de Noronha</text:p>
          </table:table-cell>
          <table:table-cell office:value-type="string" calcext:value-type="string">
            <text:p>S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Y0Z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Peter &amp; St Paul Rocks</text:p>
          </table:table-cell>
          <table:table-cell office:value-type="string" calcext:value-type="string">
            <text:p>S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Y0Z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ndade &amp; Martin Vaz Is</text:p>
          </table:table-cell>
          <table:table-cell office:value-type="string" calcext:value-type="string">
            <text:p>S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Y0Z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inam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z Josef Land</text:p>
          </table:table-cell>
          <table:table-cell office:value-type="string" calcext:value-type="string">
            <text:p>Eu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K2, R1F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yj Vysotskij Is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J1, R1M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2, 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o Tome &amp; Principe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u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S, 8S, SA-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Z, HF, SN-S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T-6U, ST, 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rn Sudan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f, As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A-6B, SS, 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4, SV-S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 Athos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Y2, SV_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decanese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V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te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V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Kiribati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Kiribati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Kiribati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61, 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ba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5, 6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s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6, 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Oc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C6, T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s, Eu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-TC, Y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Eu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D, T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, 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os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sic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African Rep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Af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Af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19, 20, 29, 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, RA-RZ, UA-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ningrad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A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sia (Asiatic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20-26, 30-35, 75</text:p>
          </table:table-cell>
          <table:table-cell office:value-type="string" calcext:value-type="string">
            <text:p>16-19, 23</text:p>
          </table:table-cell>
          <table:table-cell office:value-type="string" calcext:value-type="string">
            <text:p>UA0, UA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A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J-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29-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-U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elo-Finnish Rep</text:p>
          </table:table-cell>
          <table:table-cell office:value-type="string" calcext:value-type="string">
            <text:p>Eu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B, EM-EO, UR-U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gua, Barbud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Kitts, Nev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shall Is</text:p>
          </table:table-cell>
          <table:table-cell office:value-type="string" calcext:value-type="string">
            <text:p>Oc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X6, V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2-04, 09, 75</text:p>
          </table:table-cell>
          <table:table-cell office:value-type="string" calcext:value-type="string">
            <text:p>01-05</text:p>
          </table:table-cell>
          <table:table-cell office:value-type="string" calcext:value-type="string">
            <text:p>CF-CK, CY-CZ, VA-VG, VO, VX-VY, XJ-X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55, 58, 59</text:p>
          </table:table-cell>
          <table:table-cell office:value-type="string" calcext:value-type="string">
            <text:p>29, 30</text:p>
          </table:table-cell>
          <table:table-cell office:value-type="string" calcext:value-type="string">
            <text:p>AX, VH-VN, VZ, V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d Is</text:p>
          </table:table-cell>
          <table:table-cell office:value-type="string" calcext:value-type="string">
            <text:p>Af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quarie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os-Keeling Is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K9Y, VK9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d Howe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K9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sh Reef</text:p>
          </table:table-cell>
          <table:table-cell office:value-type="string" calcext:value-type="string">
            <text:p>Oc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K9Z, VK9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folk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K9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is Is</text:p>
          </table:table-cell>
          <table:table-cell office:value-type="string" calcext:value-type="string">
            <text:p>Oc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K9Z, VK9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mas Is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K9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foundland, Labrador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P2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P2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 Virgin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P2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ks &amp; Caicos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P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cairn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R6, VP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cie Is</text:p>
          </table:table-cell>
          <table:table-cell office:value-type="string" calcext:value-type="string">
            <text:p>Oc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P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kland Is</text:p>
          </table:table-cell>
          <table:table-cell office:value-type="string" calcext:value-type="string">
            <text:p>SA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P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 Georgia Is</text:p>
          </table:table-cell>
          <table:table-cell office:value-type="string" calcext:value-type="string">
            <text:p>SA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_Z, VP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 Orkney Is</text:p>
          </table:table-cell>
          <table:table-cell office:value-type="string" calcext:value-type="string">
            <text:p>SA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_Z, VP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 Sandwich Is</text:p>
          </table:table-cell>
          <table:table-cell office:value-type="string" calcext:value-type="string">
            <text:p>SA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_Z, VP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 Shetland Is</text:p>
          </table:table-cell>
          <table:table-cell office:value-type="string" calcext:value-type="string">
            <text:p>SA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_Z, CE9, HF0, R1AN, 4K1, VP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P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nzibar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H1, VQ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Somaliland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Q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gos</text:p>
          </table:table-cell>
          <table:table-cell office:value-type="string" calcext:value-type="string">
            <text:p>Af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Q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dabra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Q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roches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Q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quhar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Q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S6, V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aya</text:p>
          </table:table-cell>
          <table:table-cell office:value-type="string" calcext:value-type="string">
            <text:p>As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M2, VS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awak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S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ia Muria Is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S9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aran Is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O, VS9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T-8Y, AT-AW, VT-V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man &amp; Nicobar Is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 VU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shadweep Is</text:p>
          </table:table-cell>
          <table:table-cell office:value-type="string" calcext:value-type="string">
            <text:p>A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U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A-4C, 6D-6J, XA-X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lla Gigedo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F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A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X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anmar (Burma)</text:p>
          </table:table-cell>
          <table:table-cell office:value-type="string" calcext:value-type="string">
            <text:p>As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Y-X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51, 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A-7I, 8A-8I, JZ, PK-PO, YB-Y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N, 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Oc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C, Y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Eu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Q, Y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, H6-H7, 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O-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U, 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T-Y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M, YV-Y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s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V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Af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Z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N5, Z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Af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Z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Eu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Eu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prus SBA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 No Borneo</text:p>
          </table:table-cell>
          <table:table-cell office:value-type="string" calcext:value-type="string">
            <text:p>Oc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ZC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stine</text:p>
          </table:table-cell>
          <table:table-cell office:value-type="string" calcext:value-type="string">
            <text:p>As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X1, ZC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 Coast, Togoland</text:p>
          </table:table-cell>
          <table:table-cell office:value-type="string" calcext:value-type="string">
            <text:p>Af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ZD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Helena</text:p>
          </table:table-cell>
          <table:table-cell office:value-type="string" calcext:value-type="string">
            <text:p>Af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ZD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ension Is</text:p>
          </table:table-cell>
          <table:table-cell office:value-type="string" calcext:value-type="string">
            <text:p>Af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ZD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stan da Cunha &amp; Gough Is</text:p>
          </table:table-cell>
          <table:table-cell office:value-type="string" calcext:value-type="string">
            <text:p>Af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ZD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man Is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elau Is</text:p>
          </table:table-cell>
          <table:table-cell office:value-type="string" calcext:value-type="string">
            <text:p>Oc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ZK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K-Z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tham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L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madec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L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Z Subarctic Is</text:p>
          </table:table-cell>
          <table:table-cell office:value-type="string" calcext:value-type="string">
            <text:p>Oc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L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SA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 Africa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5, S4, S8, V9, ZR-Z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guin Is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ZS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 Edward &amp; Marion Is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ZS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vis Bay</text:p>
          </table:table-cell>
          <table:table-cell office:value-type="string" calcext:value-type="string">
            <text:p>Af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ZS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de" fo:country="DE" style:font-name-asian="FreeSans1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3:20:13.181168624</meta:creation-date>
    <dc:date>2023-01-15T19:02:09.152194467</dc:date>
    <meta:editing-duration>PT2H13M55S</meta:editing-duration>
    <meta:editing-cycles>4</meta:editing-cycles>
    <meta:generator>LibreOffice/7.4.3.2$Linux_X86_64 LibreOffice_project/40$Build-2</meta:generator>
    <meta:document-statistic meta:table-count="1" meta:cell-count="1981" meta:object-count="0"/>
  </office:meta>
</office:document-meta>
</file>